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hortID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2"/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v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 table:number-rows-repeated="10481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5:02:49.7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2T15:46:27.337000000</dc:date>
    <meta:editing-duration>P2DT18H12M10S</meta:editing-duration>
    <meta:editing-cycles>696</meta:editing-cycles>
    <meta:generator>LibreOffice/24.8.3.2$Windows_X86_64 LibreOffice_project/48a6bac9e7e268aeb4c3483fcf825c94556d9f92</meta:generator>
    <meta:document-statistic meta:table-count="1" meta:cell-count="937" meta:object-count="0"/>
  </office:meta>
</office:document-meta>
</file>